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leBasedColl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leBasedCollator.getCollationElementIterat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leBasedCollator.RuleBasedCollat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leBasedCollator.get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leBasedCollator.compar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leBasedCollator.getCollationKe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leBasedCollato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leBasedColla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leBasedCollator.getCollationElementIterator( java . text . CharacterItera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